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r8" style:family="presentation" style:parent-style-name="Midnightblue2-title">
      <style:graphic-properties fo:min-height="5.75cm"/>
      <style:paragraph-properties style:writing-mode="lr-tb"/>
    </style:style>
    <style:style style:name="pr9" style:family="presentation" style:parent-style-name="Midnightblue2-notes">
      <style:graphic-properties draw:fill-color="#ffffff" draw:auto-grow-height="true" fo:min-height="13.364cm"/>
      <style:paragraph-properties style:writing-mode="lr-tb"/>
    </style:style>
    <style:style style:name="P1" style:family="paragraph">
      <loext:graphic-properties draw:fill-color="#ffffff"/>
    </style:style>
    <style:style style:name="T1" style:family="text">
      <style:text-properties fo:font-size="24pt" style:font-size-asian="24pt" style:font-size-complex="24pt"/>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RESELLER AGENT SYSTEM</text:p>
          </draw:text-box>
        </draw:frame>
        <draw:frame presentation:style-name="pr2" draw:text-style-name="P1" draw:layer="layout" svg:width="26cm" svg:height="5.5cm" svg:x="1cm" svg:y="14.5cm" presentation:class="subtitle">
          <draw:text-box>
            <text:p>ISALANYA MWASE SAM</text:p>
            <text:p>20/BSE/BU/R/0002</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BACKGROUND</text:p>
          </draw:text-box>
        </draw:frame>
        <draw:frame presentation:style-name="pr5" draw:layer="layout" svg:width="26cm" svg:height="14cm" svg:x="1cm" svg:y="5.5cm" presentation:class="outline" presentation:user-transformed="true">
          <draw:text-box>
            <text:list text:style-name="L2">
              <text:list-header>
                <text:p>Years back, communication advanced and saw the coming of different service providers in Uganda These provide airtime, data, mobile payment and other services. As time goes by, we ever endeavor to advance the provision of these services to users for better, faster and easier access.</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BLEM STATEMENT</text:p>
          </draw:text-box>
        </draw:frame>
        <draw:frame presentation:style-name="pr5" draw:layer="layout" svg:width="26cm" svg:height="14cm" svg:x="0.762cm" svg:y="4.826cm" presentation:class="outline" presentation:user-transformed="true">
          <draw:text-box>
            <text:list text:style-name="L2">
              <text:list-header>
                <text:p><text:span text:style-name="T1">There are very many different service providers in Uganda e.g Airtel, MTN, Lycamobile and many others. Making these services accessible to many people wherever they are is another issue to solve.</text:span></text:p>
                <text:p><text:span text:style-name="T1">In some places, the mobile money shops are few and far, some areas don’t have shops for some of the service providers even.</text:span></text:p>
                <text:p><text:span text:style-name="T1">Automatic management of transactions for businesses, individuals working in this area of reselling these services.</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BJECTIVES</text:p>
          </draw:text-box>
        </draw:frame>
        <draw:frame presentation:style-name="pr5" draw:layer="layout" svg:width="26cm" svg:height="14cm" svg:x="1cm" svg:y="5.5cm" presentation:class="outline">
          <draw:text-box>
            <text:list text:style-name="L2">
              <text:list-item>
                <text:p>Main objective:</text:p>
                <text:p><text:s text:c="2"/>To bring the communication services closer to people and make them more accessible to Ugandans</text:p>
              </text:list-item>
              <text:list-item>
                <text:p>Specific objectives:</text:p>
                <text:p><text:s text:c="2"/>To make transactions for both agent resellers and users more easy and automatic</text:p>
                <text:p><text:s text:c="2"/>To make record keeping easy and more safe.</text:p>
                <text:p><text:s text:c="2"/>To Provide discounted bundles and airtime services and transactions to user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METHODOLOGY</text:p>
          </draw:text-box>
        </draw:frame>
        <draw:frame presentation:style-name="pr5" draw:layer="layout" svg:width="26cm" svg:height="14cm" svg:x="1cm" svg:y="5.5cm" presentation:class="outline">
          <draw:text-box>
            <text:list text:style-name="L2">
              <text:list-item>
                <text:p>Agile model</text:p>
                <text:p>Here development is done in short sprints or iteration. Each of these iterations include new features added, or different activities done.</text:p>
                <text:p>It focuses on customer satisfactio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TAKEHOLDERS</text:p>
          </draw:text-box>
        </draw:frame>
        <draw:frame presentation:style-name="pr5" draw:layer="layout" svg:width="26cm" svg:height="14cm" svg:x="1cm" svg:y="5.5cm" presentation:class="outline">
          <draw:text-box>
            <text:list text:style-name="L2">
              <text:list-item>
                <text:p>Resale agent</text:p>
              </text:list-item>
              <text:list-item>
                <text:p>Resale agents business owner</text:p>
              </text:list-item>
              <text:list-item>
                <text:p>User/ customer</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FERENCES</text:p>
          </draw:text-box>
        </draw:frame>
        <draw:frame presentation:style-name="pr5" draw:layer="layout" svg:width="26cm" svg:height="14cm" svg:x="1cm" svg:y="5.5cm" presentation:class="outline">
          <draw:text-box>
            <text:list text:style-name="L2">
              <text:list-item>
                <text:p><text:span text:style-name="T2">Ambler, S. (2002) Agile Modeling: Effective Practices for </text:span><text:span text:style-name="T2">Extreme Programming and the Unified Process [Online], New </text:span><text:span text:style-name="T2">York, John Wiley &amp; Sons. Available at </text:span><text:span text:style-name="T2">http://libezproxy.open.ac.uk/login?url=http://open.eblib.com/</text:span><text:span text:style-name="T2">patron/FullRecord.aspx?p=131031 (Accessed 6 November </text:span><text:span text:style-name="T2">2015).</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2" presentation:presentation-page-layout-name="AL2T1">
        <office:forms form:automatic-focus="false" form:apply-design-mode="false"/>
        <draw:frame presentation:style-name="pr8" draw:layer="layout" svg:width="13cm" svg:height="6cm" svg:x="7.5cm" svg:y="7.5cm" presentation:class="title" presentation:placeholder="true">
          <draw:text-box/>
        </draw:frame>
        <presentation:notes draw:style-name="dp2">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16:57:55.117144237</meta:creation-date>
    <meta:editing-duration>PT3M42S</meta:editing-duration>
    <meta:editing-cycles>2</meta:editing-cycles>
    <meta:generator>LibreOffice/6.4.7.2$Linux_X86_64 LibreOffice_project/40$Build-2</meta:generator>
    <dc:title>Midnightblue</dc:title>
    <dc:date>2023-02-06T17:32:31.212264058</dc:date>
    <meta:document-statistic meta:object-count="79"/>
  </office:meta>
</office:document-meta>
</file>